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OpenDyslexic Nerd Font" svg:font-family="'OpenDyslexic Nerd Font'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color="#000000" draw:fill="none" draw:fill-color="#ffffff" loext:fill-use-slide-background="false" draw:opacity="100%" draw:textarea-vertical-align="middle" draw:auto-grow-height="true" draw:auto-grow-width="false" fo:min-height="0cm" loext:decorative="false"/>
      <style:paragraph-properties style:writing-mode="lr-tb"/>
      <style:text-properties loext:glow-text-radius="0.564cm" loext:glow-text-color="#3465a4" loext:glow-text-transparency="0%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center" draw:textarea-vertical-align="middle" draw:auto-grow-height="true" draw:auto-grow-width="false" fo:min-height="5.232cm" fo:min-width="3.601cm" loext:decorative="false"/>
      <style:paragraph-properties style:writing-mode="lr-tb"/>
      <style:text-properties loext:glow-text-radius="0.564cm" loext:glow-text-color="#3465a4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.794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5.804cm" fo:min-width="8.591cm" loext:decorative="false"/>
      <style:paragraph-properties style:writing-mode="lr-tb"/>
      <style:text-properties loext:glow-text-radius="0.353cm" loext:glow-text-color="#3465a4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ize="128pt" style:font-size-asian="128pt" style:font-size-complex="128pt"/>
    </style:style>
    <style:style style:name="P2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center" fo:text-indent="0cm"/>
      <style:text-properties style:use-window-font-color="true" loext:opacity="0%" fo:font-size="128pt" style:text-underline-style="none" style:font-size-asian="128pt" style:font-size-complex="12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loext:opacity="0%" fo:font-size="128pt" style:font-size-asian="128pt" style:font-size-complex="128pt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center"/>
      <style:text-properties fo:font-size="256pt" style:font-size-asian="256pt" style:font-size-complex="256pt"/>
    </style:style>
    <style:style style:name="P6" style:family="paragraph">
      <loext:graphic-properties draw:fill="none" draw:fill-color="#ffffff"/>
      <style:paragraph-properties fo:text-align="center"/>
      <style:text-properties style:font-name="OpenDyslexic Nerd Font" fo:font-size="256pt" style:font-size-asian="256pt" style:font-size-complex="256pt"/>
    </style:style>
    <style:style style:name="T1" style:family="text">
      <style:text-properties style:use-window-font-color="true" loext:opacity="0%" style:font-name="OpenDyslexic Nerd Font" fo:font-size="128pt" style:text-underline-style="none" style:font-size-asian="128pt" style:font-size-complex="128pt"/>
    </style:style>
    <style:style style:name="T2" style:family="text">
      <style:text-properties style:font-name="OpenDyslexic Nerd Font" fo:font-size="256pt" style:font-size-asian="256pt" style:font-size-complex="25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753cm" svg:height="8.159cm" svg:x="6.532cm" svg:y="0.366cm">
          <draw:text-box>
            <text:p text:style-name="P1"><text:span text:style-name="T1">naul</text:span></text:p>
          </draw:text-box>
        </draw:frame>
        <draw:frame draw:style-name="gr2" draw:text-style-name="P3" draw:layer="layout" svg:width="3.149cm" svg:height="8.159cm" svg:x="16.718cm" svg:y="0.366cm">
          <draw:text-box>
            <text:p text:style-name="P1"><text:span text:style-name="T1">t</text:span></text:p>
          </draw:text-box>
        </draw:frame>
        <draw:frame draw:style-name="gr3" draw:text-style-name="P4" draw:layer="layout" svg:width="1.294cm" svg:height="1.187cm" svg:x="14.639cm" svg:y="3.307cm">
          <draw:text-box>
            <text:p/>
          </draw:text-box>
        </draw:frame>
        <draw:frame draw:style-name="gr4" draw:text-style-name="P6" draw:layer="layout" svg:width="8.255cm" svg:height="16.054cm" svg:x="-0.135cm" svg:y="-3.582cm">
          <draw:text-box>
            <text:p text:style-name="P5"><text:span text:style-name="T2">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Sans NF" svg:font-family="'NotoSans NF'" style:font-family-generic="system" style:font-pitch="variable"/>
    <style:font-face style:name="OpenDyslexic Nerd Font" svg:font-family="'OpenDyslexic Nerd Font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Sans NF" style:font-family-complex="'NotoSans NF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.32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08:28:19.759320160</meta:creation-date>
    <dc:date>2025-08-25T12:47:26.967043873</dc:date>
    <meta:editing-duration>PT26M16S</meta:editing-duration>
    <meta:editing-cycles>5</meta:editing-cycles>
    <meta:generator>LibreOffice/25.2.5.2$Linux_X86_64 LibreOffice_project/520$Build-2</meta:generator>
    <meta:document-statistic meta:object-count="4"/>
  </office:meta>
</office:document-meta>
</file>